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font-style="normal" style:text-underline-style="none" fo:font-weight="normal" style:font-style-asian="normal" style:font-weight-asian="normal" style:font-style-complex="normal" style:font-weight-complex="normal"/>
    </style:style>
    <style:style style:name="P3" style:family="paragraph" style:parent-style-name="Standard" style:list-style-name="L2">
      <style:text-properties fo:font-style="normal" style:text-underline-style="none" fo:font-weight="normal" style:font-style-asian="normal" style:font-weight-asian="normal" style:font-style-complex="normal" style:font-weight-complex="normal"/>
    </style:style>
    <style:style style:name="P4" style:family="paragraph" style:parent-style-name="Standard" style:list-style-name="L3">
      <style:text-properties fo:font-style="normal" style:text-underline-style="none" fo:font-weight="normal" style:font-style-asian="normal" style:font-weight-asian="normal" style:font-style-complex="normal" style:font-weight-complex="normal"/>
    </style:style>
    <style:style style:name="P5" style:family="paragraph" style:parent-style-name="Standard" style:list-style-name="L4">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list-style-name="L5">
      <style:text-properties fo:font-style="normal" style:text-underline-style="none" fo:font-weight="normal" style:font-style-asian="normal" style:font-weight-asian="normal" style:font-style-complex="normal" style:font-weight-complex="normal"/>
    </style:style>
    <style:style style:name="P7" style:family="paragraph" style:parent-style-name="Standard" style:list-style-name="L6">
      <style:text-properties fo:font-style="normal" style:text-underline-style="none" fo:font-weight="normal" style:font-style-asian="normal" style:font-weight-asian="normal" style:font-style-complex="normal" style:font-weight-complex="normal"/>
    </style:style>
    <style:style style:name="P8" style:family="paragraph" style:parent-style-name="Standard" style:list-style-name="L7">
      <style:text-properties fo:font-style="normal" style:text-underline-style="none" fo:font-weight="normal" style:font-style-asian="normal" style:font-weight-asian="normal" style:font-style-complex="normal" style:font-weight-complex="normal"/>
    </style:style>
    <style:style style:name="P9" style:family="paragraph" style:parent-style-name="Standard" style:list-style-name="L8">
      <style:text-properties fo:font-style="normal" style:text-underline-style="none" fo:font-weight="normal" style:font-style-asian="normal" style:font-weight-asian="normal" style:font-style-complex="normal" style:font-weight-complex="normal"/>
    </style:style>
    <style:style style:name="P10" style:family="paragraph" style:parent-style-name="Standard" style:list-style-name="L9">
      <style:text-properties fo:font-style="normal" style:text-underline-style="none" fo:font-weight="normal" style:font-style-asian="normal" style:font-weight-asian="normal" style:font-style-complex="normal" style:font-weight-complex="normal"/>
    </style:style>
    <style:style style:name="P11" style:family="paragraph" style:parent-style-name="Standard" style:list-style-name="L10">
      <style:text-properties fo:font-style="normal" style:text-underline-style="none" fo:font-weight="normal" style:font-style-asian="normal" style:font-weight-asian="normal" style:font-style-complex="normal" style:font-weight-complex="normal"/>
    </style:style>
    <style:style style:name="P12" style:family="paragraph" style:parent-style-name="Standard" style:list-style-name="L11">
      <style:text-properties fo:font-style="normal" style:text-underline-style="none" fo:font-weight="normal" style:font-style-asian="normal" style:font-weight-asian="normal" style:font-style-complex="normal" style:font-weight-complex="normal"/>
    </style:style>
    <style:style style:name="P13" style:family="paragraph" style:parent-style-name="Standard" style:list-style-name="L12"/>
    <style:style style:name="P14" style:family="paragraph" style:parent-style-name="Standard" style:list-style-name="">
      <style:paragraph-properties style:text-autospace="non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normal" style:text-underline-style="none" fo:font-weight="bold" style:font-style-asian="normal" style:font-weight-asian="bold" style:font-style-complex="normal" style:font-weight-complex="bold"/>
    </style:style>
    <style:style style:name="T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 style:family="text">
      <style:text-properties fo:color="#000000" style:text-line-through-style="none" style:font-name="Times New Roman1" fo:font-size="11.5pt" style:text-underline-style="none" style:font-name-asian="Times New Roman1" style:font-size-asian="11.5pt" style:font-name-complex="Times New Roman1" style:font-size-complex="11.5pt"/>
    </style:style>
    <style:style style:name="T7" style:family="text">
      <style:text-properties fo:color="#000000" style:font-name="Times New Roman1" fo:font-size="11.5pt" style:font-name-asian="Times New Roman1" style:font-size-asian="11.5pt" style:font-name-complex="Times New Roman1" style:font-size-complex="11.5pt"/>
    </style:style>
    <style:style style:name="T8" style:family="text">
      <style:text-properties fo:color="#000000" style:font-name="Times New Roman1" fo:font-size="11.5pt" fo:font-style="normal" style:text-underline-style="none" fo:font-weight="normal" style:font-name-asian="Times New Roman1" style:font-size-asian="11.5pt" style:font-style-asian="normal" style:font-weight-asian="normal" style:font-name-complex="Times New Roman1" style:font-size-complex="11.5pt" style:font-style-complex="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tes on the Bhagavata Purana.</text:p>
      <text:p text:style-name="Standard"/>
      <text:p text:style-name="Standard">Bhagavata Purana:</text:p>
      <text:list xml:id="list985064555" text:style-name="L1">
        <text:list-item>
          <text:p text:style-name="P1">Just by being heard, the Bhagavata Purana burns all sins.</text:p>
        </text:list-item>
        <text:list-item>
          <text:p text:style-name="P1">Bhagavata Purana also known as: The Secret Purana. [pg. 3]</text:p>
        </text:list-item>
        <text:list-item>
          <text:p text:style-name="P1">Bhagavata Purana also known as: The Immortal Purana. [pg. 3]</text:p>
        </text:list-item>
        <text:list-item>
          <text:p text:style-name="P1">Bhagavata Purana also known as: The Suka Shastra. [pg. 13]</text:p>
        </text:list-item>
        <text:list-item>
          <text:p text:style-name="P1">It is the essence of all the Vedas and Upanishads and of the Bhagavad Gita.</text:p>
        </text:list-item>
        <text:list-item>
          <text:p text:style-name="P1">It is the firuit of all those ancient and sacred trees.</text:p>
        </text:list-item>
        <text:list-item>
          <text:p text:style-name="P1">It is Lord Mahavishnu himself.</text:p>
        </text:list-item>
        <text:list-item>
          <text:p text:style-name="P1">This purana is the living embodiment of the Lord Vishnu himself.</text:p>
        </text:list-item>
      </text:list>
      <text:p text:style-name="Standard"/>
      <text:p text:style-name="Standard"/>
      <text:p text:style-name="Standard">Suka recited the Bhagavata Purana to Parikshit over a <text:span text:style-name="T2">week</text:span><text:span text:style-name="T3">. <text:s/>[pg. 3]</text:span></text:p>
      <text:p text:style-name="P2">Parikshit found moksha just by listening. [pg. 3]</text:p>
      <text:p text:style-name="Standard"><text:span text:style-name="T3">Listening to the Bhagavatam for a </text:span><text:span text:style-name="T5">week</text:span><text:span text:style-name="T3"> confers illumination. [pg. 3]</text:span></text:p>
      <text:p text:style-name="P2"/>
      <text:p text:style-name="P2">pg. 6</text:p>
      <text:p text:style-name="P2">The 4 Kumaras (Munis) (Sages of Youth).</text:p>
      <text:p text:style-name="P2">They looked like children, but older than earth herself, older than the eldest stars in the sky. [pg. 10].</text:p>
      <text:list xml:id="list1181579306" text:style-name="L2">
        <text:list-item>
          <text:p text:style-name="P3">Sanaka</text:p>
        </text:list-item>
        <text:list-item>
          <text:p text:style-name="P3">Sananda</text:p>
        </text:list-item>
        <text:list-item>
          <text:p text:style-name="P3">Sanatkumara</text:p>
        </text:list-item>
        <text:list-item>
          <text:p text:style-name="P3">Sanatana</text:p>
        </text:list-item>
      </text:list>
      <text:p text:style-name="P2"/>
      <text:p text:style-name="P2">pg. 6</text:p>
      <text:p text:style-name="P2">Narada went to [8 places], but couldn't find any peace or grace.</text:p>
      <text:p text:style-name="P2">Narada wandered the length and breadth of the Holy Land of Bharata (b/c of Kali yuga) and saw evil rooted everywhere.</text:p>
      <text:p text:style-name="P2"/>
      <text:p text:style-name="P2">Narada, in anguish, cme to the banks of the Yamuna, where my Lord Krishna once grew.</text:p>
      <text:p text:style-name="P2"/>
      <text:p text:style-name="P2">There a young woman (Bhakti) sat on the banks of the river.</text:p>
      <text:list xml:id="list1175150277" text:style-name="L3">
        <text:list-item>
          <text:p text:style-name="P4">Near her on the white sand lay 2 ancient men, as if lifeless.</text:p>
        </text:list-item>
        <text:list-item>
          <text:p text:style-name="P4">She tried to sprinkle water on them to awake them, and shed tears, but they did not awake.</text:p>
        </text:list-item>
        <text:list-item>
          <text:p text:style-name="P4">She looked up, saw Narada and gave a glad cry, springing to her feet, stumbling toward him.</text:p>
        </text:list-item>
      </text:list>
      <text:p text:style-name="P2"/>
      <text:p text:style-name="P2">The young woman is Bhakti (Devotion). <text:s/>She is the pure, sinless one. [pg. 7].</text:p>
      <text:p text:style-name="P2">The 2 old men are Gyana (knowledge) and Viragya (dispassion or disinterest). <text:s/></text:p>
      <text:list xml:id="list496642224" text:style-name="L4">
        <text:list-item>
          <text:p text:style-name="P5">They are Bhakti's sons.</text:p>
        </text:list-item>
        <text:list-item>
          <text:p text:style-name="P5">They were born many ages ago, and they have grown old and worn.</text:p>
        </text:list-item>
      </text:list>
      <text:p text:style-name="P2"/>
      <text:p text:style-name="P2">The women around Bhakti are Ganga and the other sacred rivers.</text:p>
      <text:p text:style-name="P2">She paused, wiped a tear, before continuing. <text:s/></text:p>
      <text:p text:style-name="P2"/>
      <text:p text:style-name="P2">Bhakti was: [pg. 7]</text:p>
      <text:list xml:id="list2097444670" text:style-name="L5">
        <text:list-item>
          <text:p text:style-name="P6">Born in the Dravida country.</text:p>
        </text:list-item>
        <text:list-item>
          <text:p text:style-name="P6">Grew to maturity in Karnataka.</text:p>
        </text:list-item>
        <text:list-item>
          <text:p text:style-name="P6"><text:soft-page-break/>Was Revered in the land of Maharashtra.</text:p>
        </text:list-item>
        <text:list-item>
          <text:p text:style-name="P6">At Gujarat, she became an old crone. <text:s/>It was kali yuga that crippled her.</text:p>
        </text:list-item>
        <text:list-item>
          <text:p text:style-name="P6">She crawled to Vrindavana with her sons.</text:p>
          <text:p text:style-name="P6">- She was young again instantly.</text:p>
          <text:p text:style-name="P6">- Her sons did not recover but grew worse.</text:p>
        </text:list-item>
      </text:list>
      <text:p text:style-name="P2"/>
      <text:p text:style-name="P2">The sound of Narada's voice gives Bhakti hope and faith spring into her heart again.</text:p>
      <text:p text:style-name="P2"/>
      <text:p text:style-name="P2">pg. 7</text:p>
      <text:p text:style-name="P2">The very day that Krishna left this world that the kali yuga flashed into it.</text:p>
      <text:p text:style-name="P2"/>
      <text:p text:style-name="P2">pg. 7</text:p>
      <text:p text:style-name="P2">Parikshit alone saw kali: as a sudra. <text:s/>He said: “I must not kill this spirit, this beast, for only in kaliyuga that moksha can be found merely by chanting the names and recounting the legends of the Lord Vishnu Narayana, who lies upon the waters of eternity.”</text:p>
      <text:p text:style-name="P2"/>
      <text:p text:style-name="P2">pg. 8</text:p>
      <text:p text:style-name="P2">Kali is the age of darkness.</text:p>
      <text:p text:style-name="P14"><text:span text:style-name="T8">Kali yuga referred to as the age of quarrel [1.1.16]</text:span><text:span text:style-name="T3"> </text:span></text:p>
      <text:p text:style-name="P2"/>
      <text:p text:style-name="P2">Krishna is always with you. <text:s/>He loves you.</text:p>
      <text:p text:style-name="P2"/>
      <text:p text:style-name="P2">Yugas:</text:p>
      <text:list xml:id="list961541329" text:style-name="L6">
        <text:list-item>
          <text:p text:style-name="P7">Krita yuga<text:tab/><text:tab/>→ Gyana (knowledge) and dhyana (meditation) confer nirvana.</text:p>
        </text:list-item>
        <text:list-item>
          <text:p text:style-name="P7">Treta yuga<text:tab/><text:tab/>→ Gyana (knowledge) and dhyana (meditation) confer nirvana.</text:p>
        </text:list-item>
        <text:list-item>
          <text:p text:style-name="P7">Dwapara yuga<text:tab/><text:tab/>→ Gyana (knowledge) and dhyana (meditation) confer nirvana.</text:p>
        </text:list-item>
        <text:list-item>
          <text:p text:style-name="P7">Kali yuga<text:tab/><text:tab/>→ Bhakti saves one's soul. <text:s/>Moksha is nearest in this age.</text:p>
        </text:list-item>
      </text:list>
      <text:p text:style-name="P2"/>
      <text:p text:style-name="P2">pg. 9</text:p>
      <text:p text:style-name="P2">Mukti is Bhakti's handmaiden.</text:p>
      <text:list xml:id="list963710972" text:style-name="L7">
        <text:list-item>
          <text:p text:style-name="P8">Mukti is afflicted in Kali yuga.</text:p>
        </text:list-item>
        <text:list-item>
          <text:p text:style-name="P8">Bhakti sent her back to Vaikuntha.</text:p>
        </text:list-item>
        <text:list-item>
          <text:p text:style-name="P8">Whenever Bakti summons Mukti, she returns to earth to liberate some deserving soul, and then goes back to Vishnu's realm.</text:p>
        </text:list-item>
      </text:list>
      <text:p text:style-name="P2"/>
      <text:p text:style-name="P2">The heads of the 2 sons were as white as the features of a crane. <text:s/>Their limbs were wasted, like dry twigs.</text:p>
      <text:p text:style-name="P2"/>
      <text:p text:style-name="Standard"><text:span text:style-name="T3">Nara needs to find the Munis (Kumaras), who are jewels of their kind, to revive Gyana and Vairagya. <text:s/>Once they are revived (by Narada?), bhakti will spread across the earth like </text:span><text:span text:style-name="T4">light</text:span><text:span text:style-name="T3"> under the Sun.</text:span></text:p>
      <text:p text:style-name="P2"/>
      <text:p text:style-name="P2">Narada leaves the bnaks of Yamuna.</text:p>
      <text:p text:style-name="P2"/>
      <text:p text:style-name="P2">pg. 10</text:p>
      <text:p text:style-name="P2">Narada goes to Badarikasrama.</text:p>
      <text:list xml:id="list921678874" text:style-name="L8">
        <text:list-item>
          <text:p text:style-name="P9">Sits here.</text:p>
        </text:list-item>
      </text:list>
      <text:list xml:id="list1010327651" text:style-name="L9">
        <text:list-item>
          <text:list>
            <text:list-item>
              <text:p text:style-name="P10">Narada gazes at the Kumaras.</text:p>
            </text:list-item>
            <text:list-item>
              <text:p text:style-name="P10">Great hope surged in Narada.</text:p>
            </text:list-item>
          </text:list>
        </text:list-item>
      </text:list>
      <text:p text:style-name="P2"><text:soft-page-break/></text:p>
      <text:p text:style-name="P2">pg. 11</text:p>
      <text:p text:style-name="Standard"><text:span text:style-name="T3">Near Gangadvara is a place called </text:span><text:span text:style-name="T4">Ananda</text:span><text:span text:style-name="T3"> (on the banks of the Ganga), where the Bhagavatam is to be recited.</text:span></text:p>
      <text:p text:style-name="P2"/>
      <text:p text:style-name="P2">pg. 12</text:p>
      <text:p text:style-name="Standard"><text:span text:style-name="T3">News spread like </text:span><text:span text:style-name="T4">light</text:span><text:span text:style-name="T3"> across swarga, bhumi, and patala, that the Kumara Munis would recite the Bhagavata Purana on the banks of the Ganga.</text:span></text:p>
      <text:p text:style-name="P2"/>
      <text:p text:style-name="P2">Entites that came to hear:</text:p>
      <text:list xml:id="list576671672" text:style-name="L10">
        <text:list-item>
          <text:p text:style-name="P11">18 sages [listed in the text].</text:p>
        </text:list-item>
        <text:list-item>
          <text:p text:style-name="P11">Deities of the Upanishads.</text:p>
        </text:list-item>
        <text:list-item>
          <text:p text:style-name="P11">4 Vedas came, embodied.</text:p>
        </text:list-item>
        <text:list-item>
          <text:p text:style-name="P11">The greatest and holiest mantras, such as the enlivening Sanjivana.</text:p>
        </text:list-item>
        <text:list-item>
          <text:p text:style-name="P11">Tantras</text:p>
        </text:list-item>
        <text:list-item>
          <text:p text:style-name="P11">17 other puranas [rluu: so there are 18 total?].</text:p>
        </text:list-item>
        <text:list-item>
          <text:p text:style-name="P11">Holy rivers, Ganga the foremost of them.</text:p>
        </text:list-item>
        <text:list-item>
          <text:p text:style-name="P11">Sacred lakes, like Pushkara and Manasasarovara.</text:p>
        </text:list-item>
        <text:list-item>
          <text:p text:style-name="P11">Great and ancient forests, Dandaka and the rest arrived, numinous spirits.</text:p>
        </text:list-item>
        <text:list-item>
          <text:p text:style-name="P11">Golden splendid Meru (mountain).</text:p>
        </text:list-item>
        <text:list-item>
          <text:p text:style-name="P11">Magnificent Himavan (mountain) and all the other mountains of the earth arrived with their trains of peaks.</text:p>
        </text:list-item>
        <text:list-item>
          <text:p text:style-name="P11">Indra's Devas.</text:p>
        </text:list-item>
        <text:list-item>
          <text:p text:style-name="P11">Chitraratha's 11 gandharvas.</text:p>
        </text:list-item>
        <text:list-item>
          <text:p text:style-name="P11">Kinnaras and kimpurushas.</text:p>
        </text:list-item>
        <text:list-item>
          <text:p text:style-name="P11">Bhrigu, who is guru, fetched those who did not come to Ananda where Narada meant to bring Gyana and Vairagya back to life, and to return joy to Bhakti's heart.</text:p>
        </text:list-item>
      </text:list>
      <text:p text:style-name="P2"/>
      <text:p text:style-name="P2">At Ananda, the Sages of Youth (4 kumaras) had already taken initiatory vows for the sacrifice. <text:s/>They sat in front, nearest the sacred agni that blazed in its pit.</text:p>
      <text:p text:style-name="P2"/>
      <text:p text:style-name="P2">Narada is the sacrificer, and thus sat before them (the 4 sages of youth).</text:p>
      <text:p text:style-name="P2">Battery of conches was blown.</text:p>
      <text:p text:style-name="P2"/>
      <text:p text:style-name="P2">[pg. 13]</text:p>
      <text:p text:style-name="P2">Deafening cries of Jaya (victory).</text:p>
      <text:p text:style-name="Standard"><text:span text:style-name="T3">Some Devas flew their vimanas over the yagnashala, raining blooms from unworldy kalpavrikshas over the </text:span><text:span text:style-name="T5">August</text:span><text:span text:style-name="T3"> gathering.</text:span></text:p>
      <text:p text:style-name="P2"/>
      <text:p text:style-name="P2">When everyone sat, the Kumaras began to sing the Bhagavata Purana to Narada in ringing voices. <text:s/>Those who hear it hold moksha in the palms of their hands.</text:p>
      <text:p text:style-name="P2"/>
      <text:p text:style-name="P2">Lord Hari fills one's heart of one listens to this purana.</text:p>
      <text:p text:style-name="P2">The purana has 18,000 verses divided into 12 skandas.</text:p>
      <text:p text:style-name="P2"/>
      <text:p text:style-name="P2">These things are all the same:</text:p>
      <text:list xml:id="list680130537" text:style-name="L11">
        <text:list-item>
          <text:p text:style-name="P12">Pranava, which is AUM.</text:p>
        </text:list-item>
        <text:list-item>
          <text:p text:style-name="P12">Gayatri Mantra</text:p>
        </text:list-item>
        <text:list-item>
          <text:p text:style-name="P12"><text:soft-page-break/>Purusha Sukta.</text:p>
        </text:list-item>
        <text:list-item>
          <text:p text:style-name="P12">The 3 Vedas (Rik, Saman, and Yajus).</text:p>
        </text:list-item>
        <text:list-item>
          <text:p text:style-name="P12">The Bhagavata Purana.</text:p>
        </text:list-item>
        <text:list-item>
          <text:p text:style-name="P12">The mantra of 12 syllables (Aum namo bhagavate vasudevaya).</text:p>
        </text:list-item>
        <text:list-item>
          <text:p text:style-name="P12">Surya Deva who appears in 12 forms.</text:p>
        </text:list-item>
        <text:list-item>
          <text:p text:style-name="P12">Kaala, who is Time.</text:p>
        </text:list-item>
        <text:list-item>
          <text:p text:style-name="P12">The best brahmans.</text:p>
        </text:list-item>
        <text:list-item>
          <text:p text:style-name="P12">Agnihotra</text:p>
        </text:list-item>
        <text:list-item>
          <text:p text:style-name="P12">Surabhi.</text:p>
        </text:list-item>
        <text:list-item>
          <text:p text:style-name="P12">12th day of the birhgt and dark halves of the moon.</text:p>
        </text:list-item>
        <text:list-item>
          <text:p text:style-name="P12">the Tulasi.</text:p>
        </text:list-item>
        <text:list-item>
          <text:p text:style-name="P12">The months of Chitra and Visakha.</text:p>
        </text:list-item>
        <text:list-item>
          <text:p text:style-name="P12">Lord Mahavishnu.</text:p>
        </text:list-item>
      </text:list>
      <text:p text:style-name="P2"/>
      <text:p text:style-name="P2">Sins of 1,000,000 lives are burned with reading/hearing this purana every day.</text:p>
      <text:p text:style-name="P2">10,000,000 births required to attain to it.</text:p>
      <text:p text:style-name="P2"/>
      <text:p text:style-name="P2">pg. 14</text:p>
      <text:p text:style-name="P2">Read/hear this purana within 1 week.</text:p>
      <text:p text:style-name="P2"/>
      <text:p text:style-name="P2">In Kali yuga, evil will rise up and seize the earth again.</text:p>
      <text:p text:style-name="Standard"/>
      <text:p text:style-name="Standard">Krishna enters into the Bhagavata Purana with all his being.</text:p>
      <text:p text:style-name="Standard"/>
      <text:p text:style-name="Standard">pg. 15</text:p>
      <text:p text:style-name="Standard"/>
      <text:p text:style-name="Standard">As the Kumara Munis sang the Bhagavatam at Ananda, a miracle occurred there. <text:s/>In a flash of light, Devi Bhakti appeared in the midst of Narada's yagnashala. <text:s/>With her were her sons Gyana and Vairagya, but now they were young men again, handsome and full of vitality. <text:s/>Limbs healthy and their faces <text:span text:style-name="T1">shining</text:span>. <text:s/></text:p>
      <text:p text:style-name="Standard"/>
      <text:p text:style-name="Standard">All three cried out the names of the lord over and over again. <text:s/>Bhakti prostrates herself before Sanatkumara and the other sons of Brahma. <text:s/></text:p>
      <text:p text:style-name="Standard"/>
      <text:p text:style-name="Standard">Amrita of the Bhgavatam has healed them of the afflictions of kali yuga.</text:p>
      <text:p text:style-name="Standard"/>
      <text:p text:style-name="Standard">Sanatkumara tells them to dwell in the hearts of the devotees of the Lord Vishnu, to help them cross the turbid sea of samsara.</text:p>
      <text:p text:style-name="Standard"/>
      <text:p text:style-name="Standard">Bhakti and her sons Gyana and Vairagya entered into the hearts of the Blue God's bhaktas.</text:p>
      <text:p text:style-name="Standard"/>
      <text:p text:style-name="Standard">As soon as she was in their hearts, another miracle happened:</text:p>
      <text:p text:style-name="Standard">Vishnu Narayana appeared:</text:p>
      <text:list xml:id="list51520522" text:style-name="L12">
        <text:list-item>
          <text:p text:style-name="P13">He was hue of lotus that blooms int eh deepest forests.</text:p>
        </text:list-item>
        <text:list-item>
          <text:p text:style-name="P13">Wore a brilliant wildflower garland, a vanamala around his neck</text:p>
        </text:list-item>
        <text:list-item>
          <text:p text:style-name="P13">He wore fulvid pitambara robes, and the reverberant red ruby, the kaustubha on his breast.</text:p>
        </text:list-item>
        <text:list-item>
          <text:p text:style-name="P13">He had a flute in his hand, and he was Satchitananda incarnate:</text:p>
          <text:list>
            <text:list-item>
              <text:p text:style-name="P13"><text:soft-page-break/>Truth</text:p>
            </text:list-item>
            <text:list-item>
              <text:p text:style-name="P13">Consciousness</text:p>
            </text:list-item>
            <text:list-item>
              <text:p text:style-name="P13">Bliss.</text:p>
            </text:list-item>
          </text:list>
        </text:list-item>
        <text:list-item>
          <text:p text:style-name="P13">He was Mukti (freedom, liberation, salvation) (handmaiden of Bhakti) embodied.</text:p>
        </text:list-item>
      </text:list>
      <text:p text:style-name="Standard"/>
      <text:p text:style-name="Standard">Instantly, the gathering was absorbed in him [Vishnu Narayana].</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4-08T17:58:19</meta:creation-date>
    <dc:date>2013-04-10T23:26:48</dc:date>
    <meta:editing-duration>P2DT2H46M52S</meta:editing-duration>
    <meta:editing-cycles>5</meta:editing-cycles>
    <meta:generator>LibreOffice/3.3$Unix LibreOffice_project/330m18$Build-4</meta:generator>
    <meta:document-statistic meta:table-count="0" meta:image-count="0" meta:object-count="0" meta:page-count="5" meta:paragraph-count="137" meta:word-count="1347" meta:character-count="7323"/>
  </office:meta>
</office:document-meta>
</file>